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1_3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, FF 3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Jacob Ezekiel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25 February 1872</text:p>
      <text:p text:style-name="P6">Month<text:tab/><text:tab/><text:tab/><text:tab/><text:tab/><text:tab/>February</text:p>
      <text:p text:style-name="P6">Year<text:tab/><text:tab/><text:tab/><text:tab/><text:tab/><text:tab/>1872</text:p>
      <text:p text:style-name="P6">Hebrew Date<text:tab/><text:tab/><text:tab/><text:tab/><text:tab/></text:p>
      <text:p text:style-name="P6">Undated</text:p>
      <text:p text:style-name="P6">City<text:tab/><text:tab/><text:tab/><text:tab/><text:tab/><text:tab/>Cincinnati</text:p>
      <text:p text:style-name="P6">State<text:tab/><text:tab/><text:tab/><text:tab/><text:tab/><text:tab/>Ohio <text:tab/><text:tab/><text:tab/><text:tab/>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/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Y</text:p>
      <text:p text:style-name="P6">Stamp<text:tab/><text:tab/><text:tab/><text:tab/><text:tab/><text:tab/>Y</text:p>
      <text:p text:style-name="P6">Postma<text:tab/>rk<text:tab/><text:tab/><text:tab/><text:tab/><text:tab/>Y<text:tab/>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Envelope]</text:span></text:p>
      <text:p text:style-name="P2"><text:span text:style-name="T1">Ezekiel &amp; Co./</text:span></text:p>
      <text:p text:style-name="P2"><text:span text:style-name="T1">12 &amp; 21 West Pearl Street,/</text:span></text:p>
      <text:p text:style-name="P2"><text:span text:style-name="T1">Cincinnati, O./</text:span></text:p>
      <text:p text:style-name="P3"><text:span text:style-name="T1">Revd S. Morais/</text:span></text:p>
      <text:p text:style-name="P3"><text:span text:style-name="T1">Philadelphia/</text:span></text:p>
      <text:p text:style-name="P2"><text:span text:style-name="T1">No 546 N 5</text:span><text:span text:style-name="T2">th</text:span><text:span text:style-name="T1"> St<text:tab/><text:tab/><text:tab/><text:tab/><text:tab/><text:tab/><text:tab/><text:tab/><text:tab/><text:tab/><text:tab/>Pa/</text:span></text:p>
      <text:p text:style-name="P2"><text:span text:style-name="T1"/></text:p>
      <text:p text:style-name="P2"><text:span text:style-name="T1">[Page 1]</text:span></text:p>
      <text:p text:style-name="P2"><text:span text:style-name="T1">H. C. Ezekiel.<text:tab/><text:tab/><text:tab/><text:tab/><text:tab/><text:tab/><text:tab/><text:tab/><text:tab/><text:tab/><text:tab/>S. Bernheim./</text:span></text:p>
      <text:p text:style-name="P4"><text:span text:style-name="T1">Office of Ezekiel &amp; Co./</text:span></text:p>
      <text:p text:style-name="P4"><text:span text:style-name="T1">Auctioneers and Commission Merchants/</text:span></text:p>
      <text:p text:style-name="P4"><text:span text:style-name="T1">Nos. 19 &amp; 21 West Pearl Street./</text:span></text:p>
      <text:p text:style-name="P2"><text:span text:style-name="T1">Strobridge &amp; Co. Lith. Cincinnati<text:tab/><text:tab/><text:tab/><text:tab/><text:tab/><text:tab/>Cincinnati, Feb. 25</text:span><text:span text:style-name="T2">th</text:span><text:span text:style-name="T1"> 1872/</text:span></text:p>
      <text:p text:style-name="P2"><text:span text:style-name="T1">Revd S. Morais,/</text:span></text:p>
      <text:p text:style-name="P2"><text:span text:style-name="T1"><text:tab/>Philadelphia, Pa./</text:span></text:p>
      <text:p text:style-name="P2"><text:span text:style-name="T1">My dear Sir,/</text:span></text:p>
      <text:p text:style-name="P2"><text:span text:style-name="T1"><text:tab/>I hope you will excuse the/ liberty taken in addressing you, the occassion[sic]/ is one that will merely call forth the use of a/ pen, ink, paper and the mental faculties, in brief/ I will say, that the Israelites of this city contem-/plate holding a fair for the benefit of orphans/ assylum[sic] B. B. at Cleveland, Ohio on the 4</text:span><text:span text:style-name="T2">th</text:span><text:span text:style-name="T1"> of/ March 1872. <text:s/>I am pleased to say, all our efforts/ thus far have been crowned with success, in the/ way of contributions of money and goods of all/ descriptions, we contemplate also, to issue a/ Fair Journal daily, for two weeks during the fair,/ to be devoted to the interest of the order B'nai Be-/rith and that of Judaism. <text:s/>We will want </text:span><text:span text:style-name="T3">con</text:span><text:span text:style-name="T4">-/</text:span><text:span text:style-name="T3">tributions</text:span><text:span text:style-name="T4"> to fill its columns. <text:s/>The size will be eight/ pages, four of which, will be advertisements and/ four reading matter, of the di[?]tions of the/ “Israelite.” <text:s/>I have the honor to be selected as/ a member of the Press Committee, and have/ therefore taken the liberty to call on some/</text:span></text:p>
      <text:p text:style-name="P2"><text:span text:style-name="T4"/></text:p>
      <text:p text:style-name="P2"><text:span text:style-name="T4">[Page 2]</text:span></text:p>
      <text:p text:style-name="P2"><text:span text:style-name="T4">of my friends whom I know would very/ gladly contribute some articles in the shape/ of an essay, translations of rare[?] works/ on any other matter that their literary/ taste might dictate, which shall find a/ conspicous[sic] place in the fair journal, I/ hope therefore I am not trespassing too much/ in requesting you to send us such </text:span><text:span text:style-name="T3">matter</text:span><text:span text:style-name="T4">/ as you may be pleased to favour us with,/ to my address. <text:s/>We do not restrict in any way/ the tenor of the subject on which any person/ may wish to write, as this fair is gotten up/ irrespective of congregational views, the/ orthodox and the so-called reform, all comingle/ to make the fair a complete success./</text:span></text:p>
      <text:p text:style-name="P2"><text:span text:style-name="T4"><text:tab/>I am sure you will be surprised to recieve[sic]/ a letter from me, though I hope to receive a/ favourable response./</text:span></text:p>
      <text:p text:style-name="P2"><text:span text:style-name="T4"><text:tab/>Please tender my kindest regards to/ Mrs Morais, also to my dear sister Mrs Hyneman/ and with sentiments of preferred esteem toward/ you, I remain, truly, yours &amp;c </text:span><text:span text:style-name="T3">Jacob Ezekiel</text:span><text:span text:style-name="T4">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3T10:35:22</meta:creation-date>
    <dc:date>2009-05-13T10:54:55</dc:date>
    <dc:language>en-US</dc:language>
    <meta:editing-cycles>2</meta:editing-cycles>
    <meta:editing-duration>PT4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1" meta:word-count="575" meta:character-count="3596"/>
  </office:meta>
</office:document-meta>
</file>